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ffeineCache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Tests.testLoadingCacheGetWith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Tests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Tests.getCache( boolean allow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ffeineCacheTests.testLoadingCache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ffeineCacheTests.testLoadingCacheGetWi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ffeineCacheTests.testPutIfAbsen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